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6.17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7.064cm" fo:min-width="3.89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opacity-name="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7.261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4.445cm" svg:height="7.366cm" svg:x="8.89cm" svg:y="9.525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813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3.335cm" svg:y2="13.208cm" draw:start-shape="id6" draw:start-glue-point="3" draw:end-shape="id10" draw:end-glue-point="1" svg:d="M20870 16573h-3768v-3365h-3767" svg:viewBox="0 0 7536 3366">
          <text:p/>
        </draw:connector>
        <draw:connector draw:style-name="gr21" draw:text-style-name="P4" draw:layer="layout" svg:x1="11.112cm" svg:y1="16.891cm" svg:x2="28.37cm" svg:y2="19.897cm" draw:start-shape="id10" draw:start-glue-point="2" draw:end-shape="id7" draw:end-glue-point="3" svg:d="M11112 16891v3006h17258" svg:viewBox="0 0 17259 3007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863cm" svg:y1="3.937cm" svg:x2="45.818cm" svg:y2="9.093cm" draw:start-shape="id13" draw:start-glue-point="2" draw:end-shape="id11" draw:end-glue-point="0" svg:d="M50863 3937v2578h-5045v2578" svg:viewBox="0 0 5046 5157">
          <text:p/>
        </draw:connector>
        <draw:connector draw:style-name="gr22" draw:text-style-name="P4" draw:layer="layout" draw:line-skew="-1.461cm" svg:x1="50.863cm" svg:y1="3.937cm" svg:x2="61.087cm" svg:y2="11.938cm" draw:start-shape="id13" draw:start-glue-point="2" draw:end-shape="id14" draw:end-glue-point="0" svg:d="M50863 3937v2540h10224v5461" svg:viewBox="0 0 10225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draw:type="line" svg:x1="58.547cm" svg:y1="12.573cm" svg:x2="54.483cm" svg:y2="12.585cm" draw:start-shape="id14" draw:start-glue-point="3" draw:end-shape="id11" svg:d="M58547 12573l-4064 12" svg:viewBox="0 0 4065 13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35:26.780813044</dc:date>
    <meta:editing-duration>PT11H6M53S</meta:editing-duration>
    <meta:editing-cycles>140</meta:editing-cycles>
    <meta:generator>LibreOffice/5.2.3.3$Linux_X86_64 LibreOffice_project/20$Build-3</meta:generator>
    <meta:document-statistic meta:object-count="49"/>
  </office:meta>
</office:document-meta>
</file>